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4.75in" table:align="left"/>
    </style:style>
    <style:style style:name="Table1.A" style:family="table-column">
      <style:table-column-properties style:column-width="1.3361in"/>
    </style:style>
    <style:style style:name="Table1.B" style:family="table-column">
      <style:table-column-properties style:column-width="0.1375in"/>
    </style:style>
    <style:style style:name="Table1.C" style:family="table-column">
      <style:table-column-properties style:column-width="3.2764in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25in" fo:margin-left="0.4847in" table:align="left"/>
    </style:style>
    <style:style style:name="Table5.A" style:family="table-column">
      <style:table-column-properties style:column-width="0.3722in"/>
    </style:style>
    <style:style style:name="Table5.B" style:family="table-column">
      <style:table-column-properties style:column-width="5.8778in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5.5944in" fo:margin-left="0.4722in" table:align="left"/>
    </style:style>
    <style:style style:name="Table2.A" style:family="table-column">
      <style:table-column-properties style:column-width="0.216in"/>
    </style:style>
    <style:style style:name="Table2.B" style:family="table-column">
      <style:table-column-properties style:column-width="0.6097in"/>
    </style:style>
    <style:style style:name="Table2.C" style:family="table-column">
      <style:table-column-properties style:column-width="0.1375in"/>
    </style:style>
    <style:style style:name="Table2.D" style:family="table-column">
      <style:table-column-properties style:column-width="4.6313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5632in" fo:margin-left="0.5069in" table:align="left"/>
    </style:style>
    <style:style style:name="Table3.A" style:family="table-column">
      <style:table-column-properties style:column-width="0.9521in"/>
    </style:style>
    <style:style style:name="Table3.B" style:family="table-column">
      <style:table-column-properties style:column-width="3.9215in"/>
    </style:style>
    <style:style style:name="Table3.C" style:family="table-column">
      <style:table-column-properties style:column-width="0.689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8" style:family="table-cell">
      <style:table-cell-properties fo:padding="0.0382in" fo:border-left="0.05pt solid #000000" fo:border-right="none" fo:border-top="none" fo:border-bottom="0.05pt solid #000000"/>
    </style:style>
    <style:style style:name="Table3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9" style:family="table-cell">
      <style:table-cell-properties fo:padding="0.0382in" fo:border-left="0.05pt solid #000000" fo:border-right="none" fo:border-top="none" fo:border-bottom="0.05pt solid #000000"/>
    </style:style>
    <style:style style:name="Table3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20" style:family="table-cell">
      <style:table-cell-properties fo:padding="0.0382in" fo:border-left="0.05pt solid #000000" fo:border-right="none" fo:border-top="none" fo:border-bottom="0.05pt solid #000000"/>
    </style:style>
    <style:style style:name="Table3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in" fo:border="none"/>
    </style:style>
    <style:style style:name="P1" style:family="paragraph" style:parent-style-name="Table_20_Contents">
      <style:paragraph-properties fo:line-height="150%" fo:text-align="start" style:justify-single-word="false"/>
      <style:text-properties officeooo:rsid="002146f2" officeooo:paragraph-rsid="002146f2"/>
    </style:style>
    <style:style style:name="P2" style:family="paragraph" style:parent-style-name="Table_20_Contents">
      <style:paragraph-properties fo:line-height="150%" fo:text-align="start" style:justify-single-word="false"/>
      <style:text-properties officeooo:rsid="00215515" officeooo:paragraph-rsid="00215515"/>
    </style:style>
    <style:style style:name="P3" style:family="paragraph" style:parent-style-name="Table_20_Contents">
      <style:paragraph-properties fo:line-height="150%" fo:text-align="start" style:justify-single-word="false"/>
      <style:text-properties officeooo:rsid="0027b016" officeooo:paragraph-rsid="0027b016"/>
    </style:style>
    <style:style style:name="P4" style:family="paragraph" style:parent-style-name="Table_20_Contents">
      <style:paragraph-properties fo:line-height="150%" fo:text-align="start" style:justify-single-word="false"/>
      <style:text-properties officeooo:rsid="00294e7a" officeooo:paragraph-rsid="00294e7a"/>
    </style:style>
    <style:style style:name="P5" style:family="paragraph" style:parent-style-name="Table_20_Contents">
      <style:paragraph-properties fo:line-height="150%" fo:text-align="start" style:justify-single-word="false"/>
      <style:text-properties officeooo:rsid="002982eb" officeooo:paragraph-rsid="002982eb"/>
    </style:style>
    <style:style style:name="P6" style:family="paragraph" style:parent-style-name="Table_20_Contents">
      <style:paragraph-properties fo:line-height="150%" fo:text-align="start" style:justify-single-word="false"/>
      <style:text-properties officeooo:rsid="0029e5da" officeooo:paragraph-rsid="0029e5da"/>
    </style:style>
    <style:style style:name="P7" style:family="paragraph" style:parent-style-name="Table_20_Contents">
      <style:paragraph-properties fo:line-height="150%"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rsid="0139c761" officeooo:paragraph-rsid="00bfca14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rsid="013d6426" officeooo:paragraph-rsid="00bfca14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rsid="0057f3c2" officeooo:paragraph-rsid="0057f3c2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rsid="013fcc00" officeooo:paragraph-rsid="013fcc00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65172a" officeooo:paragraph-rsid="0065172a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rsid="0067f29a" officeooo:paragraph-rsid="0067f29a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rsid="00787994" officeooo:paragraph-rsid="00787994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rsid="007a627b" officeooo:paragraph-rsid="007a627b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weight="bold" officeooo:rsid="007d1ea3" officeooo:paragraph-rsid="008ce2f1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weight="bold" officeooo:rsid="008060f4" officeooo:paragraph-rsid="008060f4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weight="bold" officeooo:rsid="0097b635" officeooo:paragraph-rsid="0097b635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officeooo:rsid="008ce2f1" officeooo:paragraph-rsid="008ce2f1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officeooo:rsid="007fc3b4" officeooo:paragraph-rsid="007fc3b4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officeooo:rsid="008e601a" officeooo:paragraph-rsid="008e601a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officeooo:rsid="00939868" officeooo:paragraph-rsid="00939868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officeooo:rsid="0096a8b4" officeooo:paragraph-rsid="0096a8b4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officeooo:rsid="009731c1" officeooo:paragraph-rsid="009731c1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officeooo:rsid="0097b635" officeooo:paragraph-rsid="0097b635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officeooo:rsid="00a00761" officeooo:paragraph-rsid="00a00761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0c6e7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720cc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officeooo:rsid="0075fb0f" officeooo:paragraph-rsid="00b0c6e7" style:font-size-asian="12pt" style:font-size-complex="12pt"/>
    </style:style>
    <style:style style:name="P31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Times New Roman" fo:font-weight="bold" officeooo:rsid="0061fc86" officeooo:paragraph-rsid="0061fc86" style:font-weight-asian="bold" style:font-weight-complex="bold"/>
    </style:style>
    <style:style style:name="P32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Times New Roman" officeooo:rsid="0097b635" officeooo:paragraph-rsid="009bb04e"/>
    </style:style>
    <style:style style:name="P33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Times New Roman" officeooo:rsid="0097b635" officeooo:paragraph-rsid="009a138f"/>
    </style:style>
    <style:style style:name="P34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Times New Roman" officeooo:rsid="0097b635" officeooo:paragraph-rsid="0097b635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20733c" officeooo:paragraph-rsid="0020733c" style:font-weight-asian="bold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" officeooo:paragraph-rsid="0020733c"/>
    </style:style>
    <style:style style:name="P3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officeooo:paragraph-rsid="005459e4"/>
    </style:style>
    <style:style style:name="P38" style:family="paragraph" style:parent-style-name="Standard">
      <style:paragraph-properties fo:line-height="150%" fo:text-align="start" style:justify-single-word="false"/>
      <style:text-properties style:font-name="Times New Roman" officeooo:rsid="003d42dd" officeooo:paragraph-rsid="003d42dd"/>
    </style:style>
    <style:style style:name="P39" style:family="paragraph" style:parent-style-name="Standard">
      <style:paragraph-properties fo:line-height="150%" fo:text-align="start" style:justify-single-word="false"/>
      <style:text-properties style:font-name="Times New Roman" officeooo:rsid="003ca262" officeooo:paragraph-rsid="00bfca14"/>
    </style:style>
    <style:style style:name="P4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officeooo:rsid="00488787" officeooo:paragraph-rsid="00488787"/>
    </style:style>
    <style:style style:name="P4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officeooo:rsid="00504dd9" officeooo:paragraph-rsid="00504dd9"/>
    </style:style>
    <style:style style:name="P4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officeooo:rsid="0052f39f" officeooo:paragraph-rsid="0052b81b"/>
    </style:style>
    <style:style style:name="P4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officeooo:rsid="0052f39f" officeooo:paragraph-rsid="0052f39f"/>
    </style:style>
    <style:style style:name="P4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 New Roman" officeooo:rsid="0061fc86" officeooo:paragraph-rsid="0061fc86"/>
    </style:style>
    <style:style style:name="P45" style:family="paragraph" style:parent-style-name="Standard">
      <style:text-properties style:font-name="Times New Roman" officeooo:paragraph-rsid="00b0c6e7"/>
    </style:style>
    <style:style style:name="P46" style:family="paragraph" style:parent-style-name="Standard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style:font-name="Times New Roman" officeooo:rsid="00aa273b" officeooo:paragraph-rsid="00b0c6e7"/>
    </style:style>
    <style:style style:name="P47" style:family="paragraph" style:parent-style-name="Standard">
      <loext:graphic-properties draw:fill="none"/>
      <style:paragraph-properties fo:margin-left="0.5in" fo:margin-right="0in" fo:line-height="150%" fo:text-align="start" style:justify-single-word="false" fo:text-indent="0in" style:auto-text-indent="false" fo:background-color="transparent"/>
      <style:text-properties style:font-name="Times New Roman" officeooo:rsid="00aa273b" officeooo:paragraph-rsid="00aa273b"/>
    </style:style>
    <style:style style:name="P48" style:family="paragraph" style:parent-style-name="Standard" style:list-style-name="L2">
      <style:paragraph-properties fo:line-height="150%" fo:text-align="start" style:justify-single-word="false"/>
      <style:text-properties style:font-name="Times New Roman" officeooo:rsid="003d42dd" officeooo:paragraph-rsid="003ab081"/>
    </style:style>
    <style:style style:name="P49" style:family="paragraph" style:parent-style-name="Standard" style:list-style-name="L4">
      <style:paragraph-properties fo:line-height="150%" fo:text-align="start" style:justify-single-word="false"/>
      <style:text-properties style:font-name="Times New Roman" officeooo:rsid="003d42dd" officeooo:paragraph-rsid="003d42dd"/>
    </style:style>
    <style:style style:name="P50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style:font-name="Times New Roman" officeooo:rsid="015935d2" officeooo:paragraph-rsid="015935d2"/>
    </style:style>
    <style:style style:name="P51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Times New Roman" officeooo:rsid="0049d3dc" officeooo:paragraph-rsid="0049d3dc"/>
    </style:style>
    <style:style style:name="P52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Times New Roman" officeooo:rsid="015a833e" officeooo:paragraph-rsid="015a833e"/>
    </style:style>
    <style:style style:name="P53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Times New Roman" officeooo:rsid="015a833e" officeooo:paragraph-rsid="015a833e"/>
    </style:style>
    <style:style style:name="P54" style:family="paragraph" style:parent-style-name="Standard" style:list-style-name="L8">
      <loext:graphic-properties draw:fill="none"/>
      <style:paragraph-properties fo:line-height="150%" fo:text-align="start" style:justify-single-word="false" fo:background-color="transparent"/>
      <style:text-properties style:font-name="Times New Roman" officeooo:rsid="015a833e" officeooo:paragraph-rsid="015a833e"/>
    </style:style>
    <style:style style:name="P55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Times New Roman" officeooo:rsid="00504dd9" officeooo:paragraph-rsid="00504dd9"/>
    </style:style>
    <style:style style:name="P56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Times New Roman" officeooo:rsid="015cb419" officeooo:paragraph-rsid="015cb419"/>
    </style:style>
    <style:style style:name="P57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/>
      <style:text-properties style:font-name="Times New Roman" officeooo:rsid="015cb419" officeooo:paragraph-rsid="015cb419"/>
    </style:style>
    <style:style style:name="P58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Times New Roman" officeooo:rsid="015fe78e" officeooo:paragraph-rsid="015fe78e"/>
    </style:style>
    <style:style style:name="P59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Times New Roman" officeooo:rsid="01601f97" officeooo:paragraph-rsid="01601f97"/>
    </style:style>
    <style:style style:name="P60" style:family="paragraph" style:parent-style-name="Standard" style:list-style-name="L10">
      <loext:graphic-properties draw:fill="none"/>
      <style:paragraph-properties fo:line-height="150%" fo:text-align="start" style:justify-single-word="false" fo:background-color="transparent"/>
      <style:text-properties style:font-name="Times New Roman" officeooo:rsid="0052f39f" officeooo:paragraph-rsid="0052f39f"/>
    </style:style>
    <style:style style:name="P61" style:family="paragraph" style:parent-style-name="Standard" style:list-style-name="L11">
      <loext:graphic-properties draw:fill="none"/>
      <style:paragraph-properties fo:line-height="150%" fo:text-align="start" style:justify-single-word="false" fo:background-color="transparent"/>
      <style:text-properties style:font-name="Times New Roman" officeooo:rsid="005459e4" officeooo:paragraph-rsid="005459e4"/>
    </style:style>
    <style:style style:name="P62" style:family="paragraph" style:parent-style-name="Standard" style:list-style-name="L13">
      <loext:graphic-properties draw:fill="none"/>
      <style:paragraph-properties fo:line-height="150%" fo:text-align="start" style:justify-single-word="false" fo:background-color="transparent"/>
      <style:text-properties style:font-name="Times New Roman" officeooo:rsid="0061fc86" officeooo:paragraph-rsid="0061fc86"/>
    </style:style>
    <style:style style:name="P63" style:family="paragraph" style:parent-style-name="Standard" style:list-style-name="L15">
      <loext:graphic-properties draw:fill="none"/>
      <style:paragraph-properties fo:line-height="150%" fo:text-align="start" style:justify-single-word="false" fo:background-color="transparent"/>
      <style:text-properties style:font-name="Times New Roman" officeooo:rsid="00aa273b" officeooo:paragraph-rsid="00aa273b"/>
    </style:style>
    <style:style style:name="P64" style:family="paragraph" style:parent-style-name="Standard" style:list-style-name="L16">
      <loext:graphic-properties draw:fill="none"/>
      <style:paragraph-properties fo:line-height="150%" fo:text-align="start" style:justify-single-word="false" fo:background-color="transparent">
        <style:tab-stops>
          <style:tab-stop style:position="1.6264in"/>
        </style:tab-stops>
      </style:paragraph-properties>
      <style:text-properties style:font-name="Times New Roman" officeooo:rsid="00aa273b" officeooo:paragraph-rsid="00aa273b"/>
    </style:style>
    <style:style style:name="P65" style:family="paragraph" style:parent-style-name="Standard" style:list-style-name="L5" style:master-page-name="">
      <loext:graphic-properties draw:fill="none"/>
      <style:paragraph-properties fo:line-height="150%" fo:text-align="start" style:justify-single-word="false" style:page-number="auto" fo:background-color="transparent"/>
      <style:text-properties style:font-name="Times New Roman" officeooo:rsid="012b9fde" officeooo:paragraph-rsid="012b9fde"/>
    </style:style>
    <style:style style:name="P66" style:family="paragraph" style:parent-style-name="Standard" style:list-style-name="L17" style:master-page-name="">
      <loext:graphic-properties draw:fill="none"/>
      <style:paragraph-properties fo:margin-left="0.75in" fo:margin-right="0in" fo:line-height="150%" fo:text-align="start" style:justify-single-word="false" fo:text-indent="-0.25in" style:auto-text-indent="false" style:page-number="auto" fo:background-color="transparent"/>
      <style:text-properties style:font-name="Times New Roman" officeooo:rsid="00aa273b" officeooo:paragraph-rsid="00aa273b"/>
    </style:style>
    <style:style style:name="P67" style:family="paragraph" style:parent-style-name="Standard" style:list-style-name="L17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style:font-name="Times New Roman" officeooo:rsid="00aa273b" officeooo:paragraph-rsid="00aa273b"/>
    </style:style>
    <style:style style:name="P68" style:family="paragraph" style:parent-style-name="Standard" style:list-style-name="L18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style:font-name="Times New Roman" officeooo:rsid="00aa273b" officeooo:paragraph-rsid="00aa273b"/>
    </style:style>
    <style:style style:name="P69" style:family="paragraph" style:parent-style-name="Standard" style:list-style-name="L19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style:font-name="Times New Roman" officeooo:rsid="00aa273b" officeooo:paragraph-rsid="00ab25a9"/>
    </style:style>
    <style:style style:name="P70" style:family="paragraph" style:parent-style-name="Standard" style:list-style-name="L18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style:font-name="Times New Roman" officeooo:rsid="00aa273b" officeooo:paragraph-rsid="00aa273b"/>
    </style:style>
    <style:style style:name="P71" style:family="paragraph" style:parent-style-name="Standard" style:list-style-name="L19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style:font-name="Times New Roman" officeooo:rsid="00aa273b" officeooo:paragraph-rsid="00ab25a9"/>
    </style:style>
    <style:style style:name="P72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15218a0" officeooo:paragraph-rsid="015218a0"/>
    </style:style>
    <style:style style:name="P73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1532f5b" officeooo:paragraph-rsid="01532f5b"/>
    </style:style>
    <style:style style:name="P74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154268f" officeooo:paragraph-rsid="0154268f"/>
    </style:style>
    <style:style style:name="P75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15643ac" officeooo:paragraph-rsid="015643ac"/>
    </style:style>
    <style:style style:name="P76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029e5da" officeooo:paragraph-rsid="0029e5da"/>
    </style:style>
    <style:style style:name="P77" style:family="paragraph" style:parent-style-name="Table_20_Contents" style:list-style-name="L3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style:font-name="Times New Roman" fo:font-size="12pt" officeooo:rsid="00525b9b" officeooo:paragraph-rsid="0157983f" style:font-size-asian="12pt" style:font-size-complex="12pt"/>
    </style:style>
    <style:style style:name="P78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Times New Roman" officeooo:rsid="0059fbbd" officeooo:paragraph-rsid="0059fbbd"/>
    </style:style>
    <style:style style:name="P79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Times New Roman" officeooo:rsid="005d982d" officeooo:paragraph-rsid="005d982d"/>
    </style:style>
    <style:style style:name="P80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Times New Roman" officeooo:rsid="005e2873" officeooo:paragraph-rsid="005e2873"/>
    </style:style>
    <style:style style:name="P81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officeooo:rsid="006c68dd" officeooo:paragraph-rsid="006c68dd"/>
    </style:style>
    <style:style style:name="P82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officeooo:rsid="006c68dd" officeooo:paragraph-rsid="014abf34"/>
    </style:style>
    <style:style style:name="P83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officeooo:rsid="00f634d7" officeooo:paragraph-rsid="007292f5"/>
    </style:style>
    <style:style style:name="P84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officeooo:rsid="00f634d7" officeooo:paragraph-rsid="014abf34"/>
    </style:style>
    <style:style style:name="P85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officeooo:rsid="014238dc" officeooo:paragraph-rsid="014238dc"/>
    </style:style>
    <style:style style:name="P86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officeooo:rsid="014238dc" officeooo:paragraph-rsid="014abf34"/>
    </style:style>
    <style:style style:name="P87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officeooo:rsid="007711e8" officeooo:paragraph-rsid="007711e8"/>
    </style:style>
    <style:style style:name="P88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officeooo:rsid="007711e8" officeooo:paragraph-rsid="014abf34"/>
    </style:style>
    <style:style style:name="P89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officeooo:rsid="00f76919" officeooo:paragraph-rsid="00f76919"/>
    </style:style>
    <style:style style:name="P90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officeooo:rsid="00f76919" officeooo:paragraph-rsid="014abf34"/>
    </style:style>
    <style:style style:name="P91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officeooo:rsid="00f8da02" officeooo:paragraph-rsid="007941d4"/>
    </style:style>
    <style:style style:name="P92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officeooo:rsid="00f8da02" officeooo:paragraph-rsid="014abf34"/>
    </style:style>
    <style:style style:name="P93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officeooo:rsid="014679d0" officeooo:paragraph-rsid="014679d0"/>
    </style:style>
    <style:style style:name="P94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officeooo:rsid="014679d0" officeooo:paragraph-rsid="014abf34"/>
    </style:style>
    <style:style style:name="P95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officeooo:rsid="01475d76" officeooo:paragraph-rsid="01475d76"/>
    </style:style>
    <style:style style:name="P96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officeooo:rsid="01475d76" officeooo:paragraph-rsid="014abf34"/>
    </style:style>
    <style:style style:name="P97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Times New Roman" officeooo:rsid="007a627b" officeooo:paragraph-rsid="007a627b"/>
    </style:style>
    <style:style style:name="P98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Times New Roman" officeooo:rsid="007a627b" officeooo:paragraph-rsid="014abf34"/>
    </style:style>
    <style:style style:name="P99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officeooo:rsid="007a627b" officeooo:paragraph-rsid="007a627b"/>
    </style:style>
    <style:style style:name="P100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Times New Roman" officeooo:rsid="007a627b" officeooo:paragraph-rsid="014abf34"/>
    </style:style>
    <style:style style:name="P101" style:family="paragraph" style:parent-style-name="Table_20_Contents" style:list-style-name="L14">
      <loext:graphic-properties draw:fill="none"/>
      <style:paragraph-properties fo:text-align="center" style:justify-single-word="false" fo:background-color="transparent" text:number-lines="false" text:line-number="0"/>
      <style:text-properties style:font-name="Times New Roman" officeooo:rsid="0097b635" officeooo:paragraph-rsid="009a138f"/>
    </style:style>
    <style:style style:name="T1" style:family="text">
      <style:text-properties officeooo:rsid="003e67e4"/>
    </style:style>
    <style:style style:name="T2" style:family="text">
      <style:text-properties officeooo:rsid="004c35dd"/>
    </style:style>
    <style:style style:name="T3" style:family="text">
      <style:text-properties officeooo:rsid="005d982d"/>
    </style:style>
    <style:style style:name="T4" style:family="text">
      <style:text-properties style:text-underline-style="none" officeooo:rsid="007c66f1"/>
    </style:style>
    <style:style style:name="T5" style:family="text">
      <style:text-properties officeooo:rsid="007ddb89"/>
    </style:style>
    <style:style style:name="T6" style:family="text">
      <style:text-properties officeooo:rsid="00855c21"/>
    </style:style>
    <style:style style:name="T7" style:family="text">
      <style:text-properties officeooo:rsid="0097415f"/>
    </style:style>
    <style:style style:name="T8" style:family="text">
      <style:text-properties officeooo:rsid="00ad07c3"/>
    </style:style>
    <style:style style:name="T9" style:family="text">
      <style:text-properties officeooo:rsid="008bc88b"/>
    </style:style>
    <style:style style:name="T10" style:family="text">
      <style:text-properties officeooo:rsid="008ae4a1"/>
    </style:style>
    <style:style style:name="T11" style:family="text">
      <style:text-properties officeooo:rsid="00b8e445"/>
    </style:style>
    <style:style style:name="T12" style:family="text">
      <style:text-properties officeooo:rsid="00beafe0"/>
    </style:style>
    <style:style style:name="T13" style:family="text">
      <style:text-properties officeooo:rsid="00db4739"/>
    </style:style>
    <style:style style:name="T14" style:family="text">
      <style:text-properties officeooo:rsid="00dea924"/>
    </style:style>
    <style:style style:name="T15" style:family="text">
      <style:text-properties officeooo:rsid="00efe00f"/>
    </style:style>
    <style:style style:name="T16" style:family="text">
      <style:text-properties officeooo:rsid="01226fc4"/>
    </style:style>
    <style:style style:name="T17" style:family="text">
      <style:text-properties officeooo:rsid="013e7f76"/>
    </style:style>
    <style:style style:name="T18" style:family="text">
      <style:text-properties officeooo:rsid="0143841f"/>
    </style:style>
    <style:style style:name="T19" style:family="text">
      <style:text-properties officeooo:rsid="01475d76"/>
    </style:style>
    <style:style style:name="T20" style:family="text">
      <style:text-properties officeooo:rsid="0157983f"/>
    </style:style>
    <style:style style:name="T21" style:family="text">
      <style:text-properties officeooo:rsid="015935d2"/>
    </style:style>
    <style:style style:name="T22" style:family="text">
      <style:text-properties officeooo:rsid="01638f6c"/>
    </style:style>
    <style:style style:name="T23" style:family="text">
      <style:text-properties officeooo:rsid="016a090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591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6">
      <text:list-level-style-number text:level="1" text:style-name="Numbering_20_Symbols" style:num-suffix=".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A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A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number text:level="1" text:style-name="Numbering_20_Symbols" style:num-suffix="." style:num-format="A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A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RENCANA PELAKSANAAN PEMBELAJARAN</text:p>
      <text:p text:style-name="P35">(RPP <text:span text:style-name="T23">3</text:span>)</text:p>
      <text:p text:style-name="P36"><draw:frame draw:style-name="fr1" draw:name="Frame1" text:anchor-type="paragraph" svg:x="1.1339in" svg:y="0.2327in" svg:width="4.8382in" draw:z-index="0"><draw:text-box fo:min-height="3.1055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1">Satuan Pendidikan</text:p></table:table-cell><table:table-cell table:style-name="Table1.A1" office:value-type="string"><text:p text:style-name="P7">:</text:p></table:table-cell><table:table-cell table:style-name="Table1.A1" office:value-type="string"><text:p text:style-name="P1">SD Negeri 42 Kota Ternate</text:p></table:table-cell></table:table-row><table:table-row><table:table-cell table:style-name="Table1.A1" office:value-type="string"><text:p text:style-name="P2">Mata Pelajaran</text:p></table:table-cell><table:table-cell table:style-name="Table1.A1" office:value-type="string"><text:p text:style-name="P7">:</text:p></table:table-cell><table:table-cell table:style-name="Table1.A1" office:value-type="string"><text:p text:style-name="P2">Pendidikan Jasmani - Olahraga Kesehatan</text:p></table:table-cell></table:table-row><table:table-row><table:table-cell table:style-name="Table1.A1" office:value-type="string"><text:p text:style-name="P3">Kelas / Semester</text:p></table:table-cell><table:table-cell table:style-name="Table1.A1" office:value-type="string"><text:p text:style-name="P7">:</text:p></table:table-cell><table:table-cell table:style-name="Table1.A1" office:value-type="string"><text:p text:style-name="P4"><text:span text:style-name="T14">I</text:span> / 2</text:p></table:table-cell></table:table-row><table:table-row><table:table-cell table:style-name="Table1.A1" office:value-type="string"><text:p text:style-name="P5">Materi Pokok</text:p></table:table-cell><table:table-cell table:style-name="Table1.A1" office:value-type="string"><text:p text:style-name="P7">:</text:p></table:table-cell><table:table-cell table:style-name="Table1.A1" office:value-type="string"><text:list xml:id="list3488384055" text:style-name="L1"><text:list-item><text:p text:style-name="P72">Kegunaan bagian – bagian tubuh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191706829204422" text:continue-numbering="true" text:style-name="L1"><text:list-item><text:p text:style-name="P73">Bagian – bagian tubuh yang boleh dan tidak <text:tab/>boleh dipegang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191706950888259" text:continue-numbering="true" text:style-name="L1"><text:list-item><text:p text:style-name="P74">Cara menjaga kebersihan bagian – bagian <text:tab/>tubuh sendiri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191707576877378" text:continue-numbering="true" text:style-name="L1"><text:list-item><text:p text:style-name="P75">Kebersihan berpakaian</text:p></text:list-item></text:list></table:table-cell></table:table-row><table:table-row><table:table-cell table:style-name="Table1.A1" office:value-type="string"><text:p text:style-name="P6">Alokasi Waktu</text:p></table:table-cell><table:table-cell table:style-name="Table1.A1" office:value-type="string"><text:p text:style-name="P7">:</text:p></table:table-cell><table:table-cell table:style-name="Table1.A1" office:value-type="string"><text:list xml:id="list194846992787072" text:style-name="L1"><text:list-header><text:p text:style-name="P76"><text:span text:style-name="T16">16</text:span> Jam Pelajaran (<text:span text:style-name="T16">4</text:span> x TM)</text:p></text:list-header></text:list></table:table-cell></table:table-row></table:table></draw:text-box></draw:frame></text:p>
      <text:list xml:id="list83985618" text:style-name="L2">
        <text:list-item>
          <text:p text:style-name="P48">KOMPETENSI DASAR (KD)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3.<text:span text:style-name="T20">8.</text:span></text:p>
          </table:table-cell>
          <table:table-cell table:style-name="Table5.A1" office:value-type="string">
            <text:list xml:id="list624142451" text:style-name="L3">
              <text:list-item>
                <text:list>
                  <text:list-header>
                    <text:p text:style-name="P77">Memahami bentuk dan manfaat istirahat dan pengisian waktu luang untuk menjaga kesehatan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p text:style-name="P9">4.<text:span text:style-name="T20">8</text:span>.</text:p>
          </table:table-cell>
          <table:table-cell table:style-name="Table5.A1" office:value-type="string">
            <text:list xml:id="list191708078859885" text:continue-numbering="true" text:style-name="L3">
              <text:list-item>
                <text:list>
                  <text:list-header>
                    <text:p text:style-name="P77">Menceritakan bentuk dan manfaat istirahat dan pengisian waktu luang untuk menjaga kesehatan</text:p>
                  </text:list-header>
                </text:list>
              </text:list-item>
            </text:list>
          </table:table-cell>
        </table:table-row>
      </table:table>
      <text:p text:style-name="P39"/>
      <text:p text:style-name="P39"/>
      <text:list xml:id="list2387465306" text:style-name="L4">
        <text:list-item>
          <text:p text:style-name="P49">T<text:span text:style-name="T1">UJUAN PEMBELAJARAN</text:span></text:p>
        </text:list-item>
      </text:list>
      <text:p text:style-name="P38"><text:tab/><text:span text:style-name="T1">Dengan menyimak informasi dan peragaan materi dari guru, peserta didik dapat:</text:span></text:p>
      <text:list xml:id="list3578007833" text:style-name="L5">
        <text:list-item>
          <text:p text:style-name="P65">Memahami <text:span text:style-name="T21">bagian – bagian tubuh, baian tubuh yang boleh dan tidak boleh di pegang / sentuh orang lain, cara menjaga kebersihannya dan kebersihan pakaian yang baik</text:span></text:p>
        </text:list-item>
        <text:list-item>
          <text:p text:style-name="P50">Menceritakan bagian – bagian tubuh, bagian tubuh yang boleh dan tidak boleh disentuh orang lain, cara menjaga kebersihannya dan kebersihan pakaian yang baik</text:p>
        </text:list-item>
      </text:list>
      <text:p text:style-name="P40"/>
      <text:p text:style-name="P40"/>
      <text:list xml:id="list806422257" text:style-name="L6">
        <text:list-item>
          <text:p text:style-name="P51">INDIKATOR PENCAPAIAN KOMPETENSI <text:span text:style-name="T2">(IPK)</text:span></text:p>
          <text:list>
            <text:list-item>
              <text:p text:style-name="P52">Mendeskripsikan bagian – bagian tubuh</text:p>
            </text:list-item>
            <text:list-item>
              <text:p text:style-name="P52">Menjelaskan kegunaan bagian – bagian tubuh</text:p>
            </text:list-item>
            <text:list-item>
              <text:p text:style-name="P52"><text:soft-page-break/>Menjelaskan cara menjaga kebersihan badan</text:p>
            </text:list-item>
            <text:list-item>
              <text:p text:style-name="P52">Menjelaskan cara merawat kuku</text:p>
            </text:list-item>
            <text:list-item>
              <text:p text:style-name="P52">Menjelaskan cara merawat kulit</text:p>
            </text:list-item>
            <text:list-item>
              <text:p text:style-name="P52">Menjelaskan cara merawat gigi</text:p>
            </text:list-item>
            <text:list-item>
              <text:p text:style-name="P52">Menjelaskan cara merawat rambut</text:p>
            </text:list-item>
            <text:list-item>
              <text:p text:style-name="P52">Menjelaskan bagian tubuh yang boleh dipegang orang lain</text:p>
            </text:list-item>
            <text:list-item>
              <text:p text:style-name="P52">Menjelaskan bagian tubuh yang tidak boleh dipegang / disentuh orang lain</text:p>
            </text:list-item>
            <text:list-item>
              <text:p text:style-name="P52">Mendeskripsikan jenis – jenis pakaian</text:p>
            </text:list-item>
            <text:list-item>
              <text:p text:style-name="P52">Menjelaskan fungsi pakaian</text:p>
            </text:list-item>
            <text:list-item>
              <text:p text:style-name="P52">Menjelaskan cara merawat pakaian</text:p>
            </text:list-item>
          </text:list>
        </text:list-item>
      </text:list>
      <text:p text:style-name="P41"/>
      <text:p text:style-name="P41"/>
      <text:list xml:id="list355618665" text:style-name="L7">
        <text:list-item>
          <text:p text:style-name="P55">MATERI PEMBELAJARAN</text:p>
          <text:list>
            <text:list-item>
              <text:p text:style-name="P53">Kegunaan bagian – bagian tubuh</text:p>
            </text:list-item>
          </text:list>
        </text:list-item>
      </text:list>
      <text:list xml:id="list1454233136" text:style-name="L8">
        <text:list-item>
          <text:list>
            <text:list-item>
              <text:list>
                <text:list-item>
                  <text:p text:style-name="P54">Bagian – bagian tubuh</text:p>
                </text:list-item>
                <text:list-item>
                  <text:p text:style-name="P54">Kegunaan bagian – bagian tubuh</text:p>
                </text:list-item>
              </text:list>
            </text:list-item>
          </text:list>
        </text:list-item>
      </text:list>
      <text:list xml:id="list191706725854326" text:continue-list="list355618665" text:style-name="L7">
        <text:list-item>
          <text:list>
            <text:list-item>
              <text:p text:style-name="P56">Bagian – bagian tubuh yang boleh / tidak boleh dipegang / disentuh</text:p>
              <text:list>
                <text:list-item>
                  <text:p text:style-name="P56">Bagian tubuh yang boleh dipegang / disentuh orang lain</text:p>
                </text:list-item>
              </text:list>
            </text:list-item>
          </text:list>
        </text:list-item>
      </text:list>
      <text:list xml:id="list689905753" text:style-name="L9">
        <text:list-item>
          <text:list>
            <text:list-item>
              <text:list>
                <text:list-item>
                  <text:p text:style-name="P57">Bagian tubuh yang tidak boleh dipegang / disentuh orang lain</text:p>
                </text:list-item>
              </text:list>
            </text:list-item>
          </text:list>
        </text:list-item>
      </text:list>
      <text:list xml:id="list191707379702695" text:continue-list="list191706725854326" text:style-name="L7">
        <text:list-item>
          <text:list>
            <text:list-item>
              <text:p text:style-name="P58">Cara membersihkan bagian – bagian tubuh sendiri</text:p>
            </text:list-item>
            <text:list-item>
              <text:p text:style-name="P59">Kebersihan pakaian</text:p>
              <text:list>
                <text:list-item>
                  <text:p text:style-name="P59">Jenis – jenis pakaian</text:p>
                </text:list-item>
                <text:list-item>
                  <text:p text:style-name="P59">Merawat / membersihkan pakaian</text:p>
                </text:list-item>
              </text:list>
            </text:list-item>
          </text:list>
        </text:list-item>
      </text:list>
      <text:p text:style-name="P42"/>
      <text:p text:style-name="P42"/>
      <text:list xml:id="list3816582743" text:style-name="L10">
        <text:list-item>
          <text:p text:style-name="P60">PENDEKATAN DAN METODE PEMBELAJARAN</text:p>
          <text:list>
            <text:list-item>
              <text:p text:style-name="P60">Pendekatan<text:tab/>: Saintifik</text:p>
            </text:list-item>
            <text:list-item>
              <text:p text:style-name="P60">Metode<text:tab/>: Modeling, Tanya jawab, Diskusi, Kelompok dan Pemberian Tugas</text:p>
            </text:list-item>
          </text:list>
        </text:list-item>
      </text:list>
      <text:p text:style-name="P43"/>
      <text:p text:style-name="P43"/>
      <text:list xml:id="list4033616611" text:style-name="L11">
        <text:list-item>
          <text:p text:style-name="P61">MEDIA, ALAT dan SUMBER PEMBELAJARAN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1.</text:p>
          </table:table-cell>
          <table:table-cell table:style-name="Table2.A1" office:value-type="string">
            <text:p text:style-name="P10">Media</text:p>
          </table:table-cell>
          <table:table-cell table:style-name="Table2.A1" office:value-type="string">
            <text:p text:style-name="P10">:</text:p>
          </table:table-cell>
          <table:table-cell table:style-name="Table2.A1" office:value-type="string">
            <text:p text:style-name="P10">Gambar / <text:span text:style-name="T17">chart</text:span></text:p>
          </table:table-cell>
        </table:table-row>
        <table:table-row>
          <table:table-cell table:style-name="Table2.A1" office:value-type="string">
            <text:p text:style-name="P10">2.</text:p>
          </table:table-cell>
          <table:table-cell table:style-name="Table2.A1" office:value-type="string">
            <text:p text:style-name="P10">Alat</text:p>
          </table:table-cell>
          <table:table-cell table:style-name="Table2.A1" office:value-type="string">
            <text:p text:style-name="P11">:</text:p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10">3.</text:p>
          </table:table-cell>
          <table:table-cell table:style-name="Table2.A1" office:value-type="string">
            <text:p text:style-name="P10">Sumber</text:p>
          </table:table-cell>
          <table:table-cell table:style-name="Table2.A1" office:value-type="string">
            <text:p text:style-name="P11">:</text:p>
          </table:table-cell>
          <table:table-cell table:style-name="Table2.A1" office:value-type="string">
            <text:list xml:id="list4215158727" text:style-name="L12">
              <text:list-item>
                <text:p text:style-name="P78">Buku <text:span text:style-name="T3">G</text:span>uru PJOK Kelas <text:span text:style-name="T15">I</text:span>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list xml:id="list191707653564756" text:continue-numbering="true" text:style-name="L12">
              <text:list-item>
                <text:p text:style-name="P79">Buku Siswa PJOK Kelas <text:span text:style-name="T15">I</text:span> - Kemendikbud</text:p>
              </text:list-item>
            </text:list>
          </table:table-cell>
        </table:table-row>
        <text:soft-page-break/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list xml:id="list191706706031946" text:continue-numbering="true" text:style-name="L12">
              <text:list-item>
                <text:p text:style-name="P80">Konteks yang relevan / sesuai</text:p>
              </text:list-item>
            </text:list>
          </table:table-cell>
        </table:table-row>
      </table:table>
      <text:p text:style-name="P37"/>
      <text:p text:style-name="P37"/>
      <text:list xml:id="list3382581531" text:style-name="L13">
        <text:list-item>
          <text:p text:style-name="P62">LANGKAH – LANGKAH PEMBELAJARAN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31">Pertemuan Pertama: 4 Jam <text:span text:style-name="T4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3">Kegiatan</text:p>
          </table:table-cell>
          <table:table-cell table:style-name="Table3.A2" office:value-type="string">
            <text:p text:style-name="P32">Deskripsi Kegiatan Pembelajaran</text:p>
          </table:table-cell>
          <table:table-cell table:style-name="Table3.C15" office:value-type="string">
            <text:p text:style-name="P13">Alokasi Waktu</text:p>
          </table:table-cell>
        </table:table-row>
        <table:table-row>
          <table:table-cell table:style-name="Table3.A2" office:value-type="string">
            <text:p text:style-name="P14">Pendahuluan</text:p>
          </table:table-cell>
          <table:table-cell table:style-name="Table3.B15" office:value-type="string">
            <text:list xml:id="list3010863328" text:style-name="L14">
              <text:list-item>
                <text:p text:style-name="P81">Pengaturan / Manajemen kelas</text:p>
              </text:list-item>
              <text:list-item>
                <text:p text:style-name="P83">Beroda</text:p>
              </text:list-item>
              <text:list-item>
                <text:p text:style-name="P85">Pemberia motivasi</text:p>
              </text:list-item>
              <text:list-item>
                <text:p text:style-name="P87">Appersepsi</text:p>
              </text:list-item>
              <text:list-item>
                <text:p text:style-name="P89">Penjelasan materi pokok, prosedur kegiatan dan tujuan <text:tab/>pembelajaran yang akan dicap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5">Inti</text:p>
          </table:table-cell>
          <table:table-cell table:style-name="Table3.B15" office:value-type="string">
            <text:list xml:id="list191707154677822" text:continue-numbering="true" text:style-name="L14">
              <text:list-item>
                <text:p text:style-name="P91">Peserta didik menyimak penjelasan dan peragaan <text:tab/>materi dari guru tentang <text:span text:style-name="T18">prosedur berbagai pengenalan <text:tab/>aktivitas air dan mejaga keselamatan diri / orang lain <text:tab/>dalam aktivitas air</text:span></text:p>
              </text:list-item>
              <text:list-item>
                <text:p text:style-name="P93">Peserta didik mendiskusikan secara kelompok <text:tab/>penjelasan dan peragaan materi dari guru</text:p>
              </text:list-item>
              <text:list-item>
                <text:p text:style-name="P93">Peserta didik mencoba secara berulang gerakan – <text:tab/>gerakan yang telah diperagakan oleh guru</text:p>
              </text:list-item>
              <text:list-item>
                <text:p text:style-name="P93">Peserta didik mempraktikan secara bergilir dengan <text:tab/>dilandasi nilai – nilai <text:span text:style-name="T19">disiplin, percaya diri, sungguh – <text:tab/>sungguh dan kerja sama</text:span></text:p>
              </text:list-item>
              <text:list-item>
                <text:p text:style-name="P95">Peserta didik medapat umpan balik dari guru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6">Penutup</text:p>
          </table:table-cell>
          <table:table-cell table:style-name="Table3.B15" office:value-type="string">
            <text:list xml:id="list191708036495317" text:continue-numbering="true" text:style-name="L14">
              <text:list-item>
                <text:p text:style-name="P97">Bertanya jawab tentang materi yang telah dipelajari</text:p>
              </text:list-item>
              <text:list-item>
                <text:p text:style-name="P99">Guru dan peserta didik bersama – sama membuat <text:tab/>rangkuman</text:p>
              </text:list-item>
              <text:list-item>
                <text:p text:style-name="P97"><text:span text:style-name="T6">Penguatan</text:span> dari guru</text:p>
              </text:list-item>
              <text:list-item>
                <text:p text:style-name="P97">Berdoa</text:p>
              </text:list-item>
              <text:list-item>
                <text:p text:style-name="P97">Selesai</text:p>
              </text:list-item>
            </text:list>
          </table:table-cell>
          <table:table-cell table:style-name="Table3.C7" office:value-type="string">
            <text:p text:style-name="P11"/>
          </table:table-cell>
        </table:table-row>
        <table:table-row>
          <table:table-cell table:style-name="Table3.A6" table:number-columns-spanned="3" office:value-type="string">
            <text:p text:style-name="P17">Pertemuan kedua: 4 <text:span text:style-name="T5">Ja</text:span>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0">Kegiatan</text:p>
          </table:table-cell>
          <table:table-cell table:style-name="Table3.A2" office:value-type="string">
            <text:list xml:id="list191708250741332" text:continue-numbering="true" text:style-name="L14">
              <text:list-header>
                <text:p text:style-name="P101">Deskripsi Kegiatan Pembelajaran</text:p>
              </text:list-header>
            </text:list>
          </table:table-cell>
          <table:table-cell table:style-name="Table3.C7" office:value-type="string">
            <text:p text:style-name="P20">Alokasi Waktu</text:p>
          </table:table-cell>
        </table:table-row>
        <table:table-row>
          <table:table-cell table:style-name="Table3.A2" office:value-type="string">
            <text:p text:style-name="P21">Pendahuluan</text:p>
          </table:table-cell>
          <table:table-cell table:style-name="Table3.B15" office:value-type="string">
            <text:list xml:id="list191708301849831" text:continue-numbering="true" text:style-name="L14">
              <text:list-item>
                <text:p text:style-name="P82">Pengaturan / Manajemen kelas</text:p>
              </text:list-item>
              <text:list-item>
                <text:p text:style-name="P84">Beroda</text:p>
              </text:list-item>
              <text:list-item>
                <text:p text:style-name="P86">Pemberia motivasi</text:p>
              </text:list-item>
              <text:list-item>
                <text:p text:style-name="P88">Appersepsi</text:p>
              </text:list-item>
              <text:list-item>
                <text:p text:style-name="P90">Penjelasan materi pokok, prosedur kegiatan dan tujuan <text:tab/>pembelajaran yang akan dicap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1">Inti</text:p>
          </table:table-cell>
          <table:table-cell table:style-name="Table3.B15" office:value-type="string">
            <text:list xml:id="list191707561731113" text:continue-numbering="true" text:style-name="L14">
              <text:list-item>
                <text:p text:style-name="P92">Peserta didik menyimak penjelasan dan peragaan <text:tab/>materi dari guru tentang <text:span text:style-name="T18">prosedur berbagai pengenalan <text:tab/>aktivitas air dan mejaga keselamatan diri / orang lain <text:tab/>dalam aktivitas air</text:span></text:p>
              </text:list-item>
              <text:list-item>
                <text:p text:style-name="P94">Peserta didik mendiskusikan secara kelompok <text:tab/>penjelasan dan peragaan materi dari guru</text:p>
              </text:list-item>
              <text:list-item>
                <text:p text:style-name="P94">Peserta didik mencoba secara berulang gerakan – <text:soft-page-break/><text:tab/>gerakan yang telah diperagakan oleh guru</text:p>
              </text:list-item>
              <text:list-item>
                <text:p text:style-name="P94">Peserta didik mempraktikan secara bergilir dengan <text:tab/>dilandasi nilai – nilai <text:span text:style-name="T19">disiplin, percaya diri, sungguh – <text:tab/>sungguh dan kerja sama</text:span></text:p>
              </text:list-item>
              <text:list-item>
                <text:p text:style-name="P96">Peserta didik medapat umpan balik dari guru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1">Penutup</text:p>
          </table:table-cell>
          <table:table-cell table:style-name="Table3.B15" office:value-type="string">
            <text:list xml:id="list191707681014543" text:continue-numbering="true" text:style-name="L14">
              <text:list-item>
                <text:p text:style-name="P98">Bertanya jawab tentang materi yang telah dipelajari</text:p>
              </text:list-item>
              <text:list-item>
                <text:p text:style-name="P100">Guru dan peserta didik bersama – sama membuat <text:tab/>rangkuman</text:p>
              </text:list-item>
              <text:list-item>
                <text:p text:style-name="P98"><text:span text:style-name="T6">Penguatan</text:span> dari guru</text:p>
              </text:list-item>
              <text:list-item>
                <text:p text:style-name="P98">Berdoa</text:p>
              </text:list-item>
              <text:list-item>
                <text:p text:style-name="P98">Seles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6" table:number-columns-spanned="3" office:value-type="string">
            <text:p text:style-name="P18">Pertemuan ketiga: 4 Jam <text:span text:style-name="T7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2">Kegiatan</text:p>
          </table:table-cell>
          <table:table-cell table:style-name="Table3.A2" office:value-type="string">
            <text:p text:style-name="P33">Deskripsi Kegiatan Pembelajaran</text:p>
          </table:table-cell>
          <table:table-cell table:style-name="Table3.C15" office:value-type="string">
            <text:p text:style-name="P22">Alokasi Waktu</text:p>
          </table:table-cell>
        </table:table-row>
        <table:table-row>
          <table:table-cell table:style-name="Table3.A2" office:value-type="string">
            <text:p text:style-name="P23">Pendahuluan</text:p>
          </table:table-cell>
          <table:table-cell table:style-name="Table3.B15" office:value-type="string">
            <text:list xml:id="list191708313105733" text:continue-numbering="true" text:style-name="L14">
              <text:list-item>
                <text:p text:style-name="P82">Pengaturan / Manajemen kelas</text:p>
              </text:list-item>
              <text:list-item>
                <text:p text:style-name="P84">Beroda</text:p>
              </text:list-item>
              <text:list-item>
                <text:p text:style-name="P86">Pemberia motivasi</text:p>
              </text:list-item>
              <text:list-item>
                <text:p text:style-name="P88">Appersepsi</text:p>
              </text:list-item>
              <text:list-item>
                <text:p text:style-name="P90">Penjelasan materi pokok, prosedur kegiatan dan tujuan <text:tab/>pembelajaran yang akan dicap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4">Inti</text:p>
          </table:table-cell>
          <table:table-cell table:style-name="Table3.B15" office:value-type="string">
            <text:list xml:id="list191706520591680" text:continue-numbering="true" text:style-name="L14">
              <text:list-item>
                <text:p text:style-name="P92">Peserta didik menyimak penjelasan dan peragaan <text:tab/>materi dari guru tentang <text:span text:style-name="T18">prosedur berbagai pengenalan <text:tab/>aktivitas air dan mejaga keselamatan diri / orang lain <text:tab/>dalam aktivitas air</text:span></text:p>
              </text:list-item>
              <text:list-item>
                <text:p text:style-name="P94">Peserta didik mendiskusikan secara kelompok <text:tab/>penjelasan dan peragaan materi dari guru</text:p>
              </text:list-item>
              <text:list-item>
                <text:p text:style-name="P94">Peserta didik mencoba secara berulang gerakan – <text:tab/>gerakan yang telah diperagakan oleh guru</text:p>
              </text:list-item>
              <text:list-item>
                <text:p text:style-name="P94">Peserta didik mempraktikan secara bergilir dengan <text:tab/>dilandasi nilai – nilai <text:span text:style-name="T19">disiplin, percaya diri, sungguh – <text:tab/>sungguh dan kerja sama</text:span></text:p>
              </text:list-item>
              <text:list-item>
                <text:p text:style-name="P96">Peserta didik medapat umpan balik dari guru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5">Penutup</text:p>
          </table:table-cell>
          <table:table-cell table:style-name="Table3.B15" office:value-type="string">
            <text:list xml:id="list191708218624939" text:continue-numbering="true" text:style-name="L14">
              <text:list-item>
                <text:p text:style-name="P98">Bertanya jawab tentang materi yang telah dipelajari</text:p>
              </text:list-item>
              <text:list-item>
                <text:p text:style-name="P100">Guru dan peserta didik bersama – sama membuat <text:tab/>rangkuman</text:p>
              </text:list-item>
              <text:list-item>
                <text:p text:style-name="P98"><text:span text:style-name="T6">Penguatan</text:span> dari guru</text:p>
              </text:list-item>
              <text:list-item>
                <text:p text:style-name="P98">Berdoa</text:p>
              </text:list-item>
              <text:list-item>
                <text:p text:style-name="P98">Seles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6" table:number-columns-spanned="3" office:value-type="string">
            <text:p text:style-name="P19">Kegiatan keempat: 4 Ja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6">Kegiatan</text:p>
          </table:table-cell>
          <table:table-cell table:style-name="Table3.A2" office:value-type="string">
            <text:p text:style-name="P34">Deskripsi Kegiatan Pembelajaran</text:p>
          </table:table-cell>
          <table:table-cell table:style-name="Table3.C17" office:value-type="string">
            <text:p text:style-name="P26">Alokasi Waktu</text:p>
          </table:table-cell>
        </table:table-row>
        <table:table-row>
          <table:table-cell table:style-name="Table3.A2" office:value-type="string">
            <text:p text:style-name="P27">Pendahuluan</text:p>
          </table:table-cell>
          <table:table-cell table:style-name="Table3.B19" office:value-type="string">
            <text:list xml:id="list191707341943509" text:continue-numbering="true" text:style-name="L14">
              <text:list-item>
                <text:p text:style-name="P82">Pengaturan / Manajemen kelas</text:p>
              </text:list-item>
              <text:list-item>
                <text:p text:style-name="P84">Beroda</text:p>
              </text:list-item>
              <text:list-item>
                <text:p text:style-name="P86">Pemberia motivasi</text:p>
              </text:list-item>
              <text:list-item>
                <text:p text:style-name="P88">Appersepsi</text:p>
              </text:list-item>
              <text:list-item>
                <text:p text:style-name="P90">Penjelasan materi pokok, prosedur kegiatan dan tujuan <text:tab/>pembelajaran yang akan dicapai</text:p>
              </text:list-item>
            </text:list>
          </table:table-cell>
          <table:table-cell table:style-name="Table3.C19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7">Inti</text:p>
          </table:table-cell>
          <table:table-cell table:style-name="Table3.B19" office:value-type="string">
            <text:list xml:id="list191707869841226" text:continue-numbering="true" text:style-name="L14">
              <text:list-item>
                <text:p text:style-name="P92">Peserta didik menyimak penjelasan dan peragaan <text:soft-page-break/><text:tab/>materi dari guru tentang <text:span text:style-name="T18">prosedur berbagai pengenalan <text:tab/>aktivitas air dan mejaga keselamatan diri / orang lain <text:tab/>dalam aktivitas air</text:span></text:p>
              </text:list-item>
              <text:list-item>
                <text:p text:style-name="P94">Peserta didik mendiskusikan secara kelompok <text:tab/>penjelasan dan peragaan materi dari guru</text:p>
              </text:list-item>
              <text:list-item>
                <text:p text:style-name="P94">Peserta didik mencoba secara berulang gerakan – <text:tab/>gerakan yang telah diperagakan oleh guru</text:p>
              </text:list-item>
              <text:list-item>
                <text:p text:style-name="P94">Peserta didik mempraktikan secara bergilir dengan <text:tab/>dilandasi nilai – nilai <text:span text:style-name="T19">disiplin, percaya diri, sungguh – <text:tab/>sungguh dan kerja sama</text:span></text:p>
              </text:list-item>
              <text:list-item>
                <text:p text:style-name="P96">Peserta didik medapat umpan balik dari guru</text:p>
              </text:list-item>
            </text:list>
          </table:table-cell>
          <table:table-cell table:style-name="Table3.C19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7">Penutup</text:p>
          </table:table-cell>
          <table:table-cell table:style-name="Table3.B20" office:value-type="string">
            <text:list xml:id="list191708553924061" text:continue-numbering="true" text:style-name="L14">
              <text:list-item>
                <text:p text:style-name="P98">Bertanya jawab tentang materi yang telah dipelajari</text:p>
              </text:list-item>
              <text:list-item>
                <text:p text:style-name="P100">Guru dan peserta didik bersama – sama membuat <text:tab/>rangkuman</text:p>
              </text:list-item>
              <text:list-item>
                <text:p text:style-name="P98"><text:span text:style-name="T6">Penguatan</text:span> dari guru</text:p>
              </text:list-item>
              <text:list-item>
                <text:p text:style-name="P98">Berdoa</text:p>
              </text:list-item>
              <text:list-item>
                <text:p text:style-name="P98">Selesai</text:p>
              </text:list-item>
            </text:list>
          </table:table-cell>
          <table:table-cell table:style-name="Table3.C20" office:value-type="string">
            <text:p text:style-name="P11"/>
          </table:table-cell>
        </table:table-row>
      </table:table>
      <text:p text:style-name="P44"/>
      <text:p text:style-name="P44"/>
      <text:list xml:id="list3427571129" text:style-name="L15">
        <text:list-item>
          <text:p text:style-name="P63">PENILAIAN <text:span text:style-name="T12">HASIL </text:span>PEMBELAJARAN</text:p>
          <text:list>
            <text:list-item>
              <text:p text:style-name="P63">Teknik penilaian</text:p>
            </text:list-item>
          </text:list>
        </text:list-item>
      </text:list>
      <text:list xml:id="list1489111467" text:style-name="L16">
        <text:list-item>
          <text:list>
            <text:list-item>
              <text:list>
                <text:list-item>
                  <text:p text:style-name="P64">Penilaian sikap<text:tab/>: Pengamatan (non – tes)</text:p>
                </text:list-item>
                <text:list-item>
                  <text:p text:style-name="P64">Penilaian pengetahuan<text:tab/>: Tertulis <text:span text:style-name="T13">(tes)</text:span></text:p>
                </text:list-item>
                <text:list-item>
                  <text:p text:style-name="P64">Penilaian keterampilan<text:tab/>: Pengamatan (non – tes)</text:p>
                </text:list-item>
              </text:list>
            </text:list-item>
          </text:list>
        </text:list-item>
      </text:list>
      <text:list xml:id="list902912300" text:style-name="L17">
        <text:list-item>
          <text:p text:style-name="P66">Bentuk instrumen penilaian</text:p>
        </text:list-item>
      </text:list>
      <text:list xml:id="list2617618609" text:style-name="L18">
        <text:list-item>
          <text:list>
            <text:list-item>
              <text:p text:style-name="P68">Penilaian sikap<text:tab/>: Jurnal</text:p>
            </text:list-item>
            <text:list-item>
              <text:p text:style-name="P70">Penilaian pengetahuan<text:tab/>: Butir – butir soal (Pilihan ganda, uraian)</text:p>
            </text:list-item>
            <text:list-item>
              <text:p text:style-name="P70">Penilaian keterampilan<text:tab/>: Lembar pengamatan</text:p>
            </text:list-item>
          </text:list>
        </text:list-item>
      </text:list>
      <text:list xml:id="list191708273688384" text:continue-list="list902912300" text:style-name="L17">
        <text:list-item>
          <text:p text:style-name="P67">Instrumen penilaian</text:p>
        </text:list-item>
      </text:list>
      <text:list xml:id="list641350179" text:style-name="L19">
        <text:list-item>
          <text:list>
            <text:list-item>
              <text:p text:style-name="P69">Penilaian sikap<text:tab/>: Jurnal harian langsung dari guru</text:p>
            </text:list-item>
            <text:list-item>
              <text:p text:style-name="P71">Penilaian pengetahuan<text:tab/>: <text:span text:style-name="T8">Naskah tersendiri sebagai lampiran dari RPP</text:span></text:p>
            </text:list-item>
            <text:list-item>
              <text:p text:style-name="P71">Penilaian keterampilan<text:tab/>: <text:span text:style-name="T8">Naskah tersendiri sebagai lampiran dari RPP</text:span></text:p>
            </text:list-item>
          </text:list>
        </text:list-item>
      </text:list>
      <text:p text:style-name="P47"/>
      <text:p text:style-name="P47"/>
      <text:p text:style-name="P4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Menyetujui / Mengesahkan</text:p>
            <text:p text:style-name="P28">Kepala Sekolah</text:p>
            <text:p text:style-name="P28"/>
            <text:p text:style-name="P28"/>
            <text:p text:style-name="P30">USMAN, S.Pd</text:p>
            <text:p text:style-name="P29">N<text:span text:style-name="T9">IP</text:span>. <text:span text:style-name="T10">196807151999011002</text:span></text:p>
          </table:table-cell>
          <table:table-cell table:style-name="Table4.A1" office:value-type="string">
            <text:p text:style-name="P28">Ternate, 5 Januri 2019</text:p>
            <text:p text:style-name="P28">Guru Mata Pelajaran</text:p>
            <text:p text:style-name="P28"/>
            <text:p text:style-name="P28"/>
            <text:p text:style-name="P30">NURBAYA AHMAD</text:p>
            <text:p text:style-name="P28"><text:span text:style-name="T11">NIP</text:span>. 19661202198712200<text:span text:style-name="T22">6</text:span>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4:49:21.279498431</meta:creation-date>
    <meta:generator>LibreOffice/6.0.7.3$Linux_X86_64 LibreOffice_project/00m0$Build-3</meta:generator>
    <dc:date>2019-01-22T19:17:06.002627801</dc:date>
    <meta:editing-duration>PT7H21M47S</meta:editing-duration>
    <meta:editing-cycles>278</meta:editing-cycles>
    <meta:document-statistic meta:table-count="5" meta:image-count="0" meta:object-count="0" meta:page-count="5" meta:paragraph-count="180" meta:word-count="1035" meta:character-count="6723" meta:non-whitespace-character-count="5910"/>
  </office:meta>
</office:document-meta>
</file>